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3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35cm"/>
    </style:style>
    <style:style style:name="gr8" style:family="graphic" style:parent-style-name="objectwithoutfill">
      <style:graphic-properties svg:stroke-color="#3465a4" draw:fill="none" draw:textarea-vertical-align="middle"/>
    </style:style>
    <style:style style:name="gr9" style:family="graphic" style:parent-style-name="standard">
      <style:graphic-properties draw:stroke="dash" draw:stroke-dash="Line_20_Style_20_9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01cm"/>
    </style:style>
    <style:style style:name="gr11" style:family="graphic" style:parent-style-name="standard">
      <style:graphic-properties draw:stroke="dash" draw:stroke-dash="Line_20_Style_20_9"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draw:stroke-dash="Fine_20_Dashed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style="italic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.5cm" svg:height="1.75cm" svg:x="18cm" svg:y="3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078cm" svg:height="0.649cm" svg:x="6.922cm" svg:y="2.101cm">
          <draw:text-box>
            <text:p text:style-name="P2"><text:span text:style-name="T1">st_bmut</text:span></text:p>
          </draw:text-box>
        </draw:frame>
        <draw:connector draw:style-name="gr3" draw:text-style-name="P1" draw:layer="layout" svg:x1="2.5cm" svg:y1="3.5cm" svg:x2="7.25cm" svg:y2="3.5cm" draw:start-shape="id1" draw:start-glue-point="1" draw:end-shape="id2" draw:end-glue-point="5" svg:d="M2500 3500h4750" svg:viewBox="0 0 4751 1">
          <text:p/>
        </draw:connector>
        <draw:frame draw:style-name="gr2" draw:text-style-name="P2" draw:layer="layout" svg:width="2.542cm" svg:height="0.649cm" svg:x="1.458cm" svg:y="2cm">
          <draw:text-box>
            <text:p text:style-name="P2"><text:span text:style-name="T1">mInpBMut</text:span></text:p>
          </draw:text-box>
        </draw:frame>
        <draw:custom-shape draw:style-name="gr4" draw:text-style-name="P1" xml:id="id2" draw:id="id2" draw:layer="layout" svg:width="1.51cm" svg:height="1cm" svg:x="7.25cm" svg:y="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layout" svg:width="1.699cm" svg:height="0.649cm" svg:x="6.733cm" svg:y="5.963cm">
          <draw:text-box>
            <text:p text:style-name="P2"><text:span text:style-name="T1">st_chg</text:span></text:p>
          </draw:text-box>
        </draw:frame>
        <draw:custom-shape draw:style-name="gr4" draw:text-style-name="P1" xml:id="id4" draw:id="id4" draw:layer="layout" svg:width="1.51cm" svg:height="1.321cm" svg:x="6.903cm" svg:y="10.44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5" draw:text-style-name="P1" draw:layer="layout" svg:x1="8.76cm" svg:y1="3.5cm" svg:x2="9.942cm" svg:y2="3.5cm" draw:start-shape="id2" draw:start-glue-point="7" draw:end-shape="id3" draw:end-glue-point="5" svg:d="M8760 3500h1182" svg:viewBox="0 0 1183 1">
          <text:p/>
        </draw:connector>
        <draw:frame draw:style-name="gr2" draw:text-style-name="P2" draw:layer="layout" svg:width="2.996cm" svg:height="0.649cm" svg:x="9.254cm" svg:y="2cm">
          <draw:text-box>
            <text:p text:style-name="P2"><text:span text:style-name="T1">st_mut_node</text:span></text:p>
          </draw:text-box>
        </draw:frame>
        <draw:custom-shape draw:style-name="gr6" draw:text-style-name="P1" xml:id="id3" draw:id="id3" draw:layer="layout" svg:width="1.51cm" svg:height="1cm" svg:x="9.942cm" svg:y="3cm"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76cm" svg:y1="3.5cm" svg:x2="6.903cm" svg:y2="11.109cm" draw:start-shape="id2" draw:start-glue-point="7" draw:end-shape="id4" draw:end-glue-point="5" svg:d="M8760 3500h502v3724h-2860v3885h501" svg:viewBox="0 0 2861 7610">
          <text:p/>
        </draw:connector>
        <draw:custom-shape draw:style-name="gr1" draw:text-style-name="P1" xml:id="id5" draw:id="id5" draw:layer="layout" svg:width="1.699cm" svg:height="1.321cm" draw:transform="skewX (-0.000698131700797734) rotate (-1.55980075250733) translate (19.052cm 10.26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7" draw:text-style-name="P2" draw:layer="layout" svg:width="2.076cm" svg:height="0.649cm" svg:x="17cm" svg:y="9.5cm">
          <draw:text-box>
            <text:p text:style-name="P2"><text:span text:style-name="T1">mOutChg</text:span></text:p>
          </draw:text-box>
        </draw:frame>
        <draw:line draw:style-name="gr8" draw:text-style-name="P1" draw:layer="layout" svg:x1="18.316cm" svg:y1="10.657cm" svg:x2="18.316cm" svg:y2="11.601cm">
          <text:p/>
        </draw:line>
        <draw:connector draw:style-name="gr3" draw:text-style-name="P1" draw:layer="layout" svg:x1="8.413cm" svg:y1="11.109cm" svg:x2="17.741cm" svg:y2="11.127cm" draw:start-shape="id4" draw:start-glue-point="7" draw:end-shape="id5" draw:end-glue-point="6" svg:d="M8413 11109h4660v18h4668" svg:viewBox="0 0 9329 19">
          <text:p/>
        </draw:connector>
        <draw:custom-shape draw:style-name="gr1" draw:text-style-name="P1" xml:id="id1" draw:id="id1" draw:layer="measurelines" svg:width="1.25cm" svg:height="1cm" svg:x="1.2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994cm" draw:transform="skewX (-0.0015707963267949) rotate (-1.55980075250733) translate (2.494cm 2.98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xml:id="id6" draw:id="id6" draw:layer="layout" svg:width="1.699cm" svg:height="1.321cm" draw:transform="skewX (-0.0015707963267949) rotate (-1.55980075250733) translate (2.59cm 4.79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2" draw:text-style-name="P2" draw:layer="layout" svg:width="2.076cm" svg:height="0.649cm" svg:x="1.477cm" svg:y="4.249cm">
          <draw:text-box>
            <text:p text:style-name="P2"><text:span text:style-name="T1">mInpAppr</text:span></text:p>
          </draw:text-box>
        </draw:frame>
        <draw:line draw:style-name="gr8" draw:text-style-name="P1" draw:layer="layout" svg:x1="1.854cm" svg:y1="5.193cm" svg:x2="1.854cm" svg:y2="6.137cm">
          <text:p/>
        </draw:line>
        <draw:connector draw:style-name="gr3" draw:text-style-name="P1" draw:layer="layout" svg:x1="2.601cm" svg:y1="5.649cm" svg:x2="10.697cm" svg:y2="4cm" draw:start-shape="id6" draw:start-glue-point="4" draw:end-shape="id3" draw:end-glue-point="6" svg:d="M2601 5649h8096v-1649" svg:viewBox="0 0 8097 1650">
          <text:p/>
        </draw:connector>
        <draw:frame draw:style-name="gr7" draw:text-style-name="P2" draw:layer="layout" svg:width="1.699cm" svg:height="0.649cm" svg:x="6.714cm" svg:y="12.335cm">
          <draw:text-box>
            <text:p text:style-name="P2"><text:span text:style-name="T1">st_appr</text:span></text:p>
          </draw:text-box>
        </draw:frame>
        <draw:custom-shape draw:style-name="gr6" draw:text-style-name="P1" xml:id="id8" draw:id="id8" draw:layer="layout" svg:width="1.51cm" svg:height="1.321cm" svg:x="6.903cm" svg:y="13.09cm">
          <text:p text:style-name="P1">boo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xml:id="id7" draw:id="id7" draw:layer="layout" svg:width="1.699cm" svg:height="1.321cm" draw:transform="skewX (-0.000698131700797734) rotate (-1.55980075250733) translate (2.571cm 12.8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7" draw:text-style-name="P2" draw:layer="layout" svg:width="3.023cm" svg:height="0.649cm" svg:x="1.458cm" svg:y="12.32cm">
          <draw:text-box>
            <text:p text:style-name="P2"><text:span text:style-name="T1">mInpCompChg</text:span></text:p>
          </draw:text-box>
        </draw:frame>
        <draw:line draw:style-name="gr8" draw:text-style-name="P1" draw:layer="layout" svg:x1="1.835cm" svg:y1="13.264cm" svg:x2="1.835cm" svg:y2="14.208cm">
          <text:p/>
        </draw:line>
        <draw:connector draw:style-name="gr3" draw:text-style-name="P1" draw:layer="layout" svg:x1="2.582cm" svg:y1="13.72cm" svg:x2="6.903cm" svg:y2="13.751cm" draw:start-shape="id7" draw:start-glue-point="4" draw:end-shape="id8" draw:end-glue-point="5" svg:d="M2582 13720h2160v31h2161" svg:viewBox="0 0 4322 32">
          <text:p/>
        </draw:connector>
        <draw:custom-shape draw:style-name="gr1" draw:text-style-name="P1" xml:id="id9" draw:id="id9" draw:layer="layout" svg:width="1.7cm" svg:height="1.321cm" draw:transform="skewX (-0.0015707963267949) rotate (-1.55980075250733) translate (19.052cm 13.28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10" draw:text-style-name="P2" draw:layer="layout" svg:width="3.124cm" svg:height="0.751cm" svg:x="16.626cm" svg:y="12.5cm">
          <draw:text-box>
            <text:p text:style-name="P2"><text:span text:style-name="T1">mOutChgAppr</text:span></text:p>
          </draw:text-box>
        </draw:frame>
        <draw:line draw:style-name="gr8" draw:text-style-name="P1" draw:layer="layout" svg:x1="18.316cm" svg:y1="13.678cm" svg:x2="18.316cm" svg:y2="14.622cm">
          <text:p/>
        </draw:line>
        <draw:connector draw:style-name="gr3" draw:text-style-name="P1" draw:layer="layout" svg:x1="8.413cm" svg:y1="13.751cm" svg:x2="17.741cm" svg:y2="14.15cm" draw:start-shape="id8" draw:start-glue-point="7" draw:end-shape="id9" svg:d="M8413 13751h4660v399h4668" svg:viewBox="0 0 9329 400">
          <text:p/>
        </draw:connector>
        <draw:frame draw:style-name="gr2" draw:text-style-name="P2" draw:layer="measurelines" svg:width="3.75cm" svg:height="0.649cm" svg:x="13cm" svg:y="4.5cm">
          <draw:text-box>
            <text:p text:style-name="P2"><text:span text:style-name="T1">st_node_by_uri_loc</text:span></text:p>
          </draw:text-box>
        </draw:frame>
        <draw:custom-shape draw:style-name="gr6" draw:text-style-name="P1" xml:id="id10" draw:id="id10" draw:layer="measurelines" svg:width="1.51cm" svg:height="1cm" svg:x="13.688cm" svg:y="5.5cm">
          <text:p text:style-name="P1">Elem*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measurelines" svg:width="3cm" svg:height="0.649cm" svg:x="12.75cm" svg:y="2.25cm">
          <draw:text-box>
            <text:p text:style-name="P2"><text:span text:style-name="T1">st_node_by_uri</text:span></text:p>
          </draw:text-box>
        </draw:frame>
        <draw:custom-shape draw:style-name="gr6" draw:text-style-name="P1" xml:id="id11" draw:id="id11" draw:layer="measurelines" svg:width="1.51cm" svg:height="1cm" svg:x="13.75cm" svg:y="3cm"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" draw:text-style-name="P2" draw:layer="measurelines" svg:width="2.996cm" svg:height="0.649cm" svg:x="12.004cm" svg:y="7.75cm">
          <draw:text-box>
            <text:p text:style-name="P2"><text:span text:style-name="T1">st_mut_node_2</text:span></text:p>
          </draw:text-box>
        </draw:frame>
        <draw:custom-shape draw:style-name="gr6" draw:text-style-name="P1" draw:layer="measurelines" svg:width="1.51cm" svg:height="1cm" svg:x="12.942cm" svg:y="8.5cm">
          <text:p text:style-name="P1">Uri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2" draw:layer="measurelines" svg:width="2.5cm" svg:height="0.649cm" svg:x="17.25cm" svg:y="2.522cm">
          <draw:text-box>
            <text:p text:style-name="P2"><text:span text:style-name="T1">node_by_uri</text:span></text:p>
          </draw:text-box>
        </draw:frame>
        <draw:custom-shape draw:style-name="gr11" draw:text-style-name="P1" draw:layer="measurelines" svg:width="1cm" svg:height="1.75cm" svg:x="18cm" svg:y="3.2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measurelines" svg:width="1cm" svg:height="0.994cm" draw:transform="skewX (-0.0015707963267949) rotate (1.57323978774769) translate (18.002cm 5.01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1" draw:text-style-name="P1" xml:id="id12" draw:id="id12" draw:layer="measurelines" svg:width="1cm" svg:height="0.994cm" draw:transform="skewX (-0.0015707963267949) rotate (-1.55980075250733) translate (18.989cm 3.2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measurelines" svg:x1="11.452cm" svg:y1="3.5cm" svg:x2="13.688cm" svg:y2="6cm" draw:start-shape="id3" draw:start-glue-point="7" draw:end-shape="id10" draw:end-glue-point="5" svg:d="M11452 3500h1119v2500h1117" svg:viewBox="0 0 2237 2501">
          <text:p/>
        </draw:connector>
        <draw:connector draw:style-name="gr3" draw:text-style-name="P3" draw:layer="measurelines" svg:x1="11.452cm" svg:y1="3.5cm" svg:x2="13.75cm" svg:y2="3.5cm" draw:start-shape="id3" draw:start-glue-point="7" draw:end-shape="id11" svg:d="M11452 3500h2298" svg:viewBox="0 0 2299 1">
          <text:p/>
        </draw:connector>
        <draw:connector draw:style-name="gr3" draw:text-style-name="P3" draw:layer="measurelines" svg:x1="15.26cm" svg:y1="3.5cm" svg:x2="17.999cm" svg:y2="3.762cm" draw:start-shape="id11" draw:start-glue-point="7" draw:end-shape="id12" draw:end-glue-point="6" svg:d="M15260 3500h1368v262h1371" svg:viewBox="0 0 2740 263">
          <text:p/>
        </draw:connector>
        <draw:connector draw:style-name="gr3" draw:text-style-name="P3" draw:layer="measurelines" svg:x1="18.001cm" svg:y1="4.513cm" svg:x2="14.443cm" svg:y2="6.5cm" draw:start-shape="id13" draw:start-glue-point="4" draw:end-shape="id10" draw:end-glue-point="6" svg:d="M18001 4513h-1401v2489h-2157v-502" svg:viewBox="0 0 3559 2490">
          <text:p/>
        </draw:connector>
      </draw:page>
      <draw:page draw:name="page2" draw:style-name="dp1" draw:master-page-name="Default">
        <draw:custom-shape draw:style-name="gr12" draw:text-style-name="P3" draw:layer="measurelines" svg:width="5.75cm" svg:height="9.75cm" svg:x="3.5cm" svg:y="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14" draw:id="id14" draw:layer="measurelines" svg:width="2.25cm" svg:height="0.75cm" svg:x="7cm" svg:y="5cm">
          <text:p text:style-name="P4">MOwn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measurelines" svg:width="6.25cm" svg:height="10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15" draw:id="id15" draw:layer="measurelines" svg:width="2.25cm" svg:height="0.75cm" svg:x="12cm" svg:y="5cm">
          <text:p text:style-name="P4">MComp</text:p>
          <draw:enhanced-geometry svg:viewBox="0 0 21600 21600" draw:type="rectangle" draw:enhanced-path="M 0 0 L 21600 0 21600 21600 0 21600 0 0 Z N"/>
        </draw:custom-shape>
        <draw:frame draw:style-name="gr14" draw:text-style-name="P5" draw:layer="measurelines" svg:width="1.459cm" svg:height="0.649cm" svg:x="3.25cm" svg:y="2.601cm">
          <draw:text-box>
            <text:p><text:span text:style-name="T2">owner</text:span></text:p>
          </draw:text-box>
        </draw:frame>
        <draw:frame draw:style-name="gr14" draw:text-style-name="P5" draw:layer="measurelines" svg:width="1.535cm" svg:height="0.649cm" svg:x="12.041cm" svg:y="2.5cm">
          <draw:text-box>
            <text:p><text:span text:style-name="T2">owned</text:span></text:p>
          </draw:text-box>
        </draw:frame>
        <draw:connector draw:style-name="gr15" draw:text-style-name="P3" draw:layer="measurelines" svg:x1="9.25cm" svg:y1="5.375cm" svg:x2="12cm" svg:y2="5.375cm" draw:start-shape="id14" draw:start-glue-point="1" draw:end-shape="id15" draw:end-glue-point="3" svg:d="M9250 5375h2750" svg:viewBox="0 0 2751 1">
          <text:p/>
        </draw:connector>
        <draw:frame draw:style-name="gr14" draw:text-style-name="P5" draw:layer="measurelines" svg:width="1.869cm" svg:height="0.649cm" svg:x="3.964cm" svg:y="25.851cm">
          <draw:text-box>
            <text:p text:style-name="P5"><text:span text:style-name="T2">Interface</text:span></text:p>
          </draw:text-box>
        </draw:frame>
        <draw:frame draw:style-name="gr14" draw:text-style-name="P5" draw:layer="measurelines" svg:width="3.245cm" svg:height="0.649cm" svg:x="4.005cm" svg:y="26.75cm">
          <draw:text-box>
            <text:p text:style-name="P5"><text:span text:style-name="T2">State input/outpuf</text:span></text:p>
          </draw:text-box>
        </draw:frame>
        <draw:custom-shape draw:style-name="gr13" draw:text-style-name="P4" draw:layer="measurelines" svg:width="2.25cm" svg:height="0.75cm" svg:x="1.5cm" svg:y="25.75cm">
          <text:p text:style-name="P4">MOwner</text:p>
          <draw:enhanced-geometry svg:viewBox="0 0 21600 21600" draw:type="rectangle" draw:enhanced-path="M 0 0 L 21600 0 21600 21600 0 21600 0 0 Z N"/>
        </draw:custom-shape>
        <draw:custom-shape draw:style-name="gr13" draw:text-style-name="P6" xml:id="id18" draw:id="id18" draw:layer="measurelines" svg:width="2.25cm" svg:height="0.75cm" svg:x="7cm" svg:y="6.25cm">
          <text:p text:style-name="P6"><text:span text:style-name="T3">ChgApp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measurelines" svg:width="2.25cm" svg:height="0.75cm" svg:x="1.5cm" svg:y="26.75cm">
          <text:p text:style-name="P6"><text:span text:style-name="T3">MOw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2.25cm" svg:height="0.75cm" svg:x="12cm" svg:y="5cm">
          <text:p text:style-name="P4">MComp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measurelines" svg:width="2.25cm" svg:height="0.75cm" svg:x="16cm" svg:y="10.5cm">
          <text:p text:style-name="P4">Chg</text:p>
          <draw:enhanced-geometry svg:viewBox="0 0 21600 21600" draw:type="rectangle" draw:enhanced-path="M 0 0 L 21600 0 21600 21600 0 21600 0 0 Z N"/>
        </draw:custom-shape>
        <draw:custom-shape draw:style-name="gr13" draw:text-style-name="P6" xml:id="id17" draw:id="id17" draw:layer="measurelines" svg:width="2.25cm" svg:height="0.75cm" svg:x="3.5cm" svg:y="7.75cm">
          <text:p text:style-name="P6"><text:span text:style-name="T3">CompCh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draw:line-skew="0cm 5.75cm" svg:x1="18.25cm" svg:y1="10.875cm" svg:x2="3.5cm" svg:y2="8.125cm" draw:start-shape="id16" draw:start-glue-point="1" draw:end-shape="id17" draw:end-glue-point="3" svg:d="M18250 10875h501v4375h-15752v-7125h501" svg:viewBox="0 0 15753 7126">
          <text:p/>
        </draw:connector>
        <draw:custom-shape draw:style-name="gr13" draw:text-style-name="P4" xml:id="id19" draw:id="id19" draw:layer="measurelines" svg:width="2.25cm" svg:height="0.75cm" svg:x="12cm" svg:y="6.25cm">
          <text:p text:style-name="P4">Appr</text:p>
          <draw:enhanced-geometry svg:viewBox="0 0 21600 21600" draw:type="rectangle" draw:enhanced-path="M 0 0 L 21600 0 21600 21600 0 21600 0 0 Z N"/>
        </draw:custom-shape>
        <draw:connector draw:style-name="gr3" draw:text-style-name="P3" draw:layer="measurelines" svg:x1="9.25cm" svg:y1="6.625cm" svg:x2="12cm" svg:y2="6.625cm" draw:start-shape="id18" draw:start-glue-point="1" draw:end-shape="id19" draw:end-glue-point="3" svg:d="M9250 6625h2750" svg:viewBox="0 0 27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i Borisov</meta:initial-creator>
    <meta:creation-date>2018-02-11T15:50:05.716110238</meta:creation-date>
    <dc:date>2018-02-24T14:13:20.198235525</dc:date>
    <dc:creator>Yuri Borisov</dc:creator>
    <meta:editing-duration>P12DT22H19M30S</meta:editing-duration>
    <meta:editing-cycles>16</meta:editing-cycles>
    <meta:generator>LibreOffice/4.2.8.2$Linux_X86_64 LibreOffice_project/420m0$Build-2</meta:generator>
    <meta:document-statistic meta:object-count="63"/>
  </office:meta>
</office:document-meta>
</file>